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azzed" svg:font-family="Dazze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line-height="200%"/>
      <style:text-properties officeooo:rsid="001851a3" officeooo:paragraph-rsid="001851a3"/>
    </style:style>
    <style:style style:name="P2" style:family="paragraph" style:parent-style-name="Standard" style:list-style-name="L1">
      <style:paragraph-properties fo:line-height="200%"/>
      <style:text-properties officeooo:rsid="001851a3" officeooo:paragraph-rsid="00185819"/>
    </style:style>
    <style:style style:name="P3" style:family="paragraph" style:parent-style-name="Standard">
      <style:paragraph-properties fo:line-height="200%"/>
      <style:text-properties fo:font-weight="bold" officeooo:rsid="001851a3" officeooo:paragraph-rsid="001851a3" style:font-weight-asian="bold" style:font-weight-complex="bold"/>
    </style:style>
    <style:style style:name="P4" style:family="paragraph" style:parent-style-name="Standard" style:list-style-name="L2">
      <style:paragraph-properties fo:line-height="200%"/>
      <style:text-properties fo:font-weight="normal" officeooo:rsid="001851a3" officeooo:paragraph-rsid="001851a3" style:font-weight-asian="normal" style:font-weight-complex="normal"/>
    </style:style>
    <style:style style:name="P5" style:family="paragraph" style:parent-style-name="Standard" style:list-style-name="L1">
      <style:paragraph-properties fo:line-height="200%"/>
      <style:text-properties officeooo:paragraph-rsid="0019d44f"/>
    </style:style>
    <style:style style:name="P6" style:family="paragraph" style:parent-style-name="Standard" style:list-style-name="L1">
      <style:paragraph-properties fo:line-height="200%"/>
      <style:text-properties officeooo:rsid="00185819" officeooo:paragraph-rsid="00185819"/>
    </style:style>
    <style:style style:name="P7" style:family="paragraph" style:parent-style-name="Standard" style:list-style-name="L1">
      <style:paragraph-properties fo:line-height="200%"/>
      <style:text-properties officeooo:rsid="0019d44f" officeooo:paragraph-rsid="0019d44f"/>
    </style:style>
    <style:style style:name="P8" style:family="paragraph" style:parent-style-name="Standard" style:list-style-name="L1">
      <style:paragraph-properties fo:line-height="200%"/>
      <style:text-properties officeooo:rsid="001a1e76" officeooo:paragraph-rsid="001a1e76"/>
    </style:style>
    <style:style style:name="P9" style:family="paragraph" style:parent-style-name="Standard" style:list-style-name="L1">
      <style:paragraph-properties fo:line-height="200%"/>
      <style:text-properties officeooo:rsid="001a7d02" officeooo:paragraph-rsid="001a7d02"/>
    </style:style>
    <style:style style:name="P10" style:family="paragraph" style:parent-style-name="Standard" style:list-style-name="L1">
      <style:paragraph-properties fo:line-height="200%"/>
      <style:text-properties officeooo:rsid="001b5009" officeooo:paragraph-rsid="001b5009"/>
    </style:style>
    <style:style style:name="T1" style:family="text">
      <style:text-properties officeooo:rsid="00185819"/>
    </style:style>
    <style:style style:name="T2" style:family="text">
      <style:text-properties officeooo:rsid="0019d4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tes</text:p>
      <text:list xml:id="list2432480019" text:style-name="L1">
        <text:list-item>
          <text:p text:style-name="P1">F-Secure</text:p>
          <text:list>
            <text:list-item>
              <text:p text:style-name="P1">Type: Email worm</text:p>
            </text:list-item>
            <text:list-item>
              <text:p text:style-name="P1">Platform: W32 (32 bit windows)</text:p>
            </text:list-item>
            <text:list-item>
              <text:p text:style-name="P1">Disguises itself as a security warning for a possible new worm and a fix coming from an Anti-Virus company</text:p>
            </text:list-item>
            <text:list-item>
              <text:p text:style-name="P1">The worm uses attachment names such as anti_virusdoc.pif, check-patch.bat, playme.exe</text:p>
            </text:list-item>
            <text:list-item>
              <text:p text:style-name="P1">Removal automatic action: Based on the settings of your F-Secure security product, it will either move the file to the quarantine where it cannot spread or cause harm, or remove it</text:p>
            </text:list-item>
            <text:list-item>
              <text:p text:style-name="P1">The worm was packed with a modified version of UPX and was written in Visual Basic</text:p>
            </text:list-item>
            <text:list-item>
              <text:p text:style-name="P1">It has its own SMTP engine which will be used when sending email messages</text:p>
            </text:list-item>
            <text:list-item>
              <text:p text:style-name="P1">Modify windows registry under HKCU or HKLM CurrentVersion Run</text:p>
            </text:list-item>
            <text:list-item>
              <text:p text:style-name="P2">Possible locations</text:p>
              <text:list>
                <text:list-item>
                  <text:p text:style-name="P2">%SysDir%\similare.exe</text:p>
                </text:list-item>
                <text:list-item>
                  <text:p text:style-name="P2">%SysDir%\sysrunll.exe</text:p>
                </text:list-item>
              </text:list>
            </text:list-item>
            <text:list-item>
              <text:p text:style-name="P6">Possible email headers</text:p>
              <text:list>
                <text:list-item>
                  <text:p text:style-name="P6">X-Mailer: Microsoft Outlook Express 6.00.2600.0000</text:p>
                </text:list-item>
                <text:list-item>
                  <text:p text:style-name="P6">X-Mailer: Safety_Mail Server</text:p>
                </text:list-item>
                <text:list-item>
                  <text:p text:style-name="P6">X-Mailer: Microsoft Outlook IMO, Build 9.0.</text:p>
                </text:list-item>
              </text:list>
            </text:list-item>
            <text:list-item>
              <text:p text:style-name="P6">Email subjects</text:p>
              <text:list>
                <text:list-item>
                  <text:p text:style-name="P6">A worm is on your computer!</text:p>
                </text:list-item>
                <text:list-item>
                  <text:p text:style-name="P6">Viurs blocked every PC (Take care!)</text:p>
                </text:list-item>
                <text:list-item>
                  <text:p text:style-name="P6">Surprise</text:p>
                </text:list-item>
              </text:list>
            </text:list-item>
            <text:list-item>
              <text:p text:style-name="P6">German email subjects</text:p>
              <text:list>
                <text:list-item>
                  <text:p text:style-name="P6">RE: Sex</text:p>
                </text:list-item>
                <text:list-item>
                  <text:p text:style-name="P6"><text:soft-page-break/>Back At The Funny Farm</text:p>
                </text:list-item>
                <text:list-item>
                  <text:p text:style-name="P6">berraschung (burr rah shoe ng) (misspelling of surprise)</text:p>
                </text:list-item>
              </text:list>
            </text:list-item>
            <text:list-item>
              <text:p text:style-name="P6">Attachment names</text:p>
              <text:list>
                <text:list-item>
                  <text:p text:style-name="P6">nacked.com</text:p>
                </text:list-item>
                <text:list-item>
                  <text:p text:style-name="P6">Funny.scr</text:p>
                </text:list-item>
                <text:list-item>
                  <text:p text:style-name="P6">Privat.exe</text:p>
                </text:list-item>
              </text:list>
            </text:list-item>
            <text:list-item>
              <text:p text:style-name="P9">Sober Q spreads political messages</text:p>
            </text:list-item>
          </text:list>
        </text:list-item>
        <text:list-item>
          <text:p text:style-name="P6">Microsoft</text:p>
          <text:list>
            <text:list-item>
              <text:p text:style-name="P6">Windows Defender Antivirus detects and removes this threat <text:span text:style-name="T2">(10 and 8.1)</text:span></text:p>
            </text:list-item>
            <text:list-item>
              <text:p text:style-name="P5"><text:span text:style-name="T2">Microsoft Security Essentials</text:span><text:span text:style-name="T1"> detects and removes this threat </text:span><text:span text:style-name="T2">(7 and Vista)</text:span></text:p>
            </text:list-item>
            <text:list-item>
              <text:p text:style-name="P5"><text:span text:style-name="T1">Win32/Sober is a family of mass-mailing worms that targets certain versions of Microsoft Windows</text:span></text:p>
            </text:list-item>
            <text:list-item>
              <text:p text:style-name="P6"><text:span text:style-name="T2">W</text:span>orm run<text:span text:style-name="T2">s</text:span> automatically whenever Windows starts</text:p>
            </text:list-item>
            <text:list-item>
              <text:p text:style-name="P6">Retrieves e-mail addresses that it finds in files on the infected computer, avoiding addresses that contain certain strings</text:p>
            </text:list-item>
          </text:list>
        </text:list-item>
        <text:list-item>
          <text:p text:style-name="P7">Tech News World</text:p>
          <text:list>
            <text:list-item>
              <text:p text:style-name="P7">Contains encrypted code that will command infected computers to download unknown code from Web servers on Jan. 5, 2006</text:p>
              <text:list>
                <text:list-item>
                  <text:p text:style-name="P7">Anniversary of the founding of the Nazi party in 1919 and coincides with the start of a major political convention in Germany</text:p>
                </text:list-item>
              </text:list>
            </text:list-item>
            <text:list-item>
              <text:p text:style-name="P7">First found in the wild in 2003</text:p>
            </text:list-item>
            <text:list-item>
              <text:p text:style-name="P7">That first version of the worm was traced to German-speaking authors</text:p>
            </text:list-item>
            <text:list-item>
              <text:p text:style-name="P7">The worm has been written with an algorithm that enables “pseudorandom” addresses to be generated based on the date, making it more difficult for addresses to be protected against the worm</text:p>
            </text:list-item>
            <text:list-item>
              <text:p text:style-name="P7"><text:soft-page-break/>May be written to log into URLs that only go live at the time the downloads are set to occur, making prevention of the connection difficult</text:p>
            </text:list-item>
            <text:list-item>
              <text:p text:style-name="P7">Downloads may consist of pro-Nazi propaganda or may simply be meant to deluge other computers with e-mail messages, slowing the Internet in the process</text:p>
            </text:list-item>
          </text:list>
        </text:list-item>
        <text:list-item>
          <text:p text:style-name="P8">NBC News</text:p>
          <text:list>
            <text:list-item>
              <text:p text:style-name="P8">First launched in 2003, and it's gone through nearly 20 variations</text:p>
            </text:list-item>
            <text:list-item>
              <text:p text:style-name="P8">But the 2005 worm isn't spreading, and only previously infected computers were at risk of infection</text:p>
            </text:list-item>
            <text:list-item>
              <text:p text:style-name="P8">The virus is not considered dangerous</text:p>
            </text:list-item>
            <text:list-item>
              <text:p text:style-name="P8">Generating a lot of spam</text:p>
            </text:list-item>
          </text:list>
        </text:list-item>
        <text:list-item>
          <text:p text:style-name="P8">Open Democracy</text:p>
          <text:list>
            <text:list-item>
              <text:p text:style-name="P8">One report suggests that an infected machine may be able to send 10,000 spam emails per hour</text:p>
            </text:list-item>
            <text:list-item>
              <text:p text:style-name="P8">Normally with an email worm like Sober, the human-readable content is much less relevant: propagation is the aim, and the body and subject line need do little more than dodge spam filters</text:p>
            </text:list-item>
            <text:list-item>
              <text:p text:style-name="P8">In this case, though, the virulence of the email is being used wholly to perform a new and perverted form of electoral campaigning</text:p>
            </text:list-item>
            <text:list-item>
              <text:p text:style-name="P8">The links are generally to articles from establishment news sources, though some are to the NPDs site, or to URLs which will expose you to more viruses</text:p>
            </text:list-item>
            <text:list-item>
              <text:p text:style-name="P10">NPD is National Democratic Party of Germany (neo-nazi)</text:p>
            </text:list-item>
          </text:list>
        </text:list-item>
        <text:list-item>
          <text:p text:style-name="P9">All About Worms</text:p>
          <text:list>
            <text:list-item>
              <text:p text:style-name="P9">Sober worm was first discovered on October 24, 2003</text:p>
            </text:list-item>
            <text:list-item>
              <text:p text:style-name="P9">Last big outbreak happened on November 21st, 2005</text:p>
            </text:list-item>
            <text:list-item>
              <text:p text:style-name="P9">Worm disables all anti-virus systems and acts as spyware</text:p>
            </text:list-item>
            <text:list-item>
              <text:p text:style-name="P9"><text:soft-page-break/>Creates entries and copies itself in the system directory</text:p>
            </text:list-item>
            <text:list-item>
              <text:p text:style-name="P9">Sober worm consumes network bandwith, displays fake error messages when programs are opened, terminates antiviruses and other security systems, and creates false registry entries in the computer</text:p>
            </text:list-item>
            <text:list-item>
              <text:p text:style-name="P9">A new form of the Sober worm was set to attack the Internet on January 6th, 2006, but fortunately the hype created by security software companies prevented major problems</text:p>
            </text:list-item>
          </text:list>
        </text:list-item>
      </text:list>
      <text:p text:style-name="P3">Sources</text:p>
      <text:list xml:id="list2698013837" text:style-name="L2">
        <text:list-item>
          <text:p text:style-name="P4"><text:a xlink:type="simple" xlink:href="https://www.f-secure.com/v-descs/sober.shtml" text:style-name="Internet_20_link" text:visited-style-name="Visited_20_Internet_20_Link">https://www.f-secure.com/v-descs/sober.shtml</text:a></text:p>
        </text:list-item>
        <text:list-item>
          <text:p text:style-name="P4"><text:a xlink:type="simple" xlink:href="https://www.microsoft.com/en-us/wdsi/threats/malware-encyclopedia-description?Name=Win32/Sober" text:style-name="Internet_20_link" text:visited-style-name="Visited_20_Internet_20_Link">https://www.microsoft.com/en-us/wdsi/threats/malware-encyclopedia-description?Name=Win32/Sober</text:a></text:p>
        </text:list-item>
        <text:list-item>
          <text:p text:style-name="P4"><text:a xlink:type="simple" xlink:href="https://www.technewsworld.com/story/security-firms-warn-of-looming-sober-worm-threat-47764.html" text:style-name="Internet_20_link" text:visited-style-name="Visited_20_Internet_20_Link">https://www.technewsworld.com/story/security-firms-warn-of-looming-sober-worm-threat-47764.html</text:a></text:p>
        </text:list-item>
        <text:list-item>
          <text:p text:style-name="P4"><text:a xlink:type="simple" xlink:href="https://www.nbcnews.com/id/wbna7874164" text:style-name="Internet_20_link" text:visited-style-name="Visited_20_Internet_20_Link">https://www.nbcnews.com/id/wbna7874164</text:a></text:p>
        </text:list-item>
        <text:list-item>
          <text:p text:style-name="P4"><text:a xlink:type="simple" xlink:href="https://www.opendemocracy.net/en/spam_2535jsp/" text:style-name="Internet_20_link" text:visited-style-name="Visited_20_Internet_20_Link">https://www.opendemocracy.net/en/spam_2535jsp/</text:a></text:p>
        </text:list-item>
        <text:list-item>
          <text:p text:style-name="P4"><text:a xlink:type="simple" xlink:href="https://www.allaboutworms.com/the-sober-worm" text:style-name="Internet_20_link" text:visited-style-name="Visited_20_Internet_20_Link">https://www.allaboutworms.com/the-sober-worm</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azzed" svg:font-family="Dazze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4T08:49:43.455224018</meta:creation-date>
    <dc:date>2025-03-04T10:54:09.915482725</dc:date>
    <meta:editing-duration>PT10M20S</meta:editing-duration>
    <meta:editing-cycles>1</meta:editing-cycles>
    <meta:document-statistic meta:table-count="0" meta:image-count="0" meta:object-count="0" meta:page-count="4" meta:paragraph-count="69" meta:word-count="698" meta:character-count="4266" meta:non-whitespace-character-count="3708"/>
    <meta:generator>LibreOffice/6.4.7.2$Linux_X86_64 LibreOffice_project/40$Build-2</meta:generator>
  </office:meta>
</office:document-meta>
</file>